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bottom" draw:auto-grow-height="true" fo:min-height="0cm" fo:min-width="0cm" fo:padding-top="0.606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right" draw:textarea-vertical-align="bottom" draw:auto-grow-height="true" fo:min-height="0cm" fo:min-width="0cm" fo:padding-top="0.107cm" fo:padding-bottom="0.597cm" fo:padding-left="0.227cm" fo:padding-right="0.22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126cm" fo:min-width="4.048cm" fo:padding-top="0.106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557cm" fo:min-width="0.307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justify" draw:auto-grow-width="true" fo:min-height="0cm" fo:min-width="2.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Long_20_Dash" svg:stroke-width="0.053cm" svg:stroke-color="#000000" draw:marker-start="Not_20_navigable" draw:marker-start-width="0.63cm" draw:marker-start-center="false" draw:marker-end="Not_20_navigable" draw:marker-end-width="0.63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Long_20_Dash" svg:stroke-width="0.053cm" svg:stroke-color="#000000" draw:marker-start="" draw:marker-start-width="0.43cm" draw:marker-start-center="false" draw:marker-end="Not_20_navigable" draw:marker-end-width="0.63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Long_20_Dash" svg:stroke-width="0.053cm" svg:stroke-color="#000000" draw:marker-start="Arrowheads_20_5" draw:marker-start-width="0.43cm" draw:marker-start-center="false" draw:marker-end="Not_20_navigable" draw:marker-end-width="0.63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5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Arrowheads_20_1" draw:marker-start-width="0.4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Arrowheads_20_1" draw:marker-start-width="0.4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svg:stroke-width="0.053cm" svg:stroke-color="#000000" draw:marker-start="Triangle_20_unfilled" draw:marker-start-width="0.5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Not_20_navigable" draw:marker-end-width="0.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1.27cm" svg:y="0.502cm" draw:align="top-left"/>
          <draw:glue-point draw:id="5" svg:x="2.54cm" svg:y="0.502cm" draw:align="top-left"/>
          <draw:glue-point draw:id="6" svg:x="-2.54cm" svg:y="0.502cm" draw:align="top-right"/>
          <draw:glue-point draw:id="7" svg:x="0cm" svg:y="0.502cm" draw:align="top"/>
          <draw:glue-point draw:id="8" svg:x="-3cm" svg:y="5.001cm"/>
          <draw:glue-point draw:id="9" svg:x="-1cm" svg:y="5.001cm"/>
          <draw:glue-point draw:id="10" svg:x="1cm" svg:y="5.001cm"/>
          <draw:glue-point draw:id="11" svg:x="3cm" svg:y="5.001cm"/>
          <draw:glue-point draw:id="12" svg:x="0cm" svg:y="5.001cm"/>
          <draw:glue-point draw:id="13" svg:x="0cm" svg:y="1.044cm" draw:align="top-left"/>
          <draw:glue-point draw:id="14" svg:x="0cm" svg:y="-0.636cm" draw:align="bottom-left"/>
          <draw:glue-point draw:id="15" svg:x="0cm" svg:y="1.996cm" draw:align="top-left"/>
          <draw:glue-point draw:id="16" svg:x="-0.496cm" svg:y="-0.636cm" draw:align="bottom-right"/>
          <draw:glue-point draw:id="17" svg:x="-0.496cm" svg:y="1.361cm" draw:align="top-right"/>
          <draw:glue-point draw:id="18" svg:x="-0.496cm" svg:y="1.996cm" draw:align="top-right"/>
          <draw:custom-shape draw:style-name="gr2" draw:text-style-name="P2" draw:layer="layout" svg:width="4.5cm" svg:height="1.182cm" svg:x="15cm" svg:y="23.338cm">
            <draw:glue-point draw:id="4" svg:x="1.27cm" svg:y="0.502cm" draw:align="top-left"/>
            <draw:glue-point draw:id="5" svg:x="2.54cm" svg:y="0.502cm" draw:align="top-left"/>
            <draw:glue-point draw:id="6" svg:x="-2.54cm" svg:y="0.502cm" draw:align="top-right"/>
            <draw:glue-point draw:id="7" svg:x="0cm" svg:y="0.502cm" draw:align="top"/>
            <draw:glue-point draw:id="8" svg:x="0cm" svg:y="1.042cm" draw:align="top-left"/>
            <draw:glue-point draw:id="9" svg:x="-0.496cm" svg:y="1.359cm" draw:align="top-right"/>
            <text:p text:style-name="P1"><text:span text:style-name="T1">ClassName</text:span></text:p>
            <draw:enhanced-geometry svg:viewBox="0 0 21600 21600" draw:mirror-horizontal="false" draw:mirror-vertical="false" draw:type="non-primitive" draw:enhanced-path="M 0 ?f0 L ?f1 ?f0 ?f1 21600 0 21600 0 ?f0 Z N">
              <draw:equation draw:name="f0" draw:formula="500/logheight * height"/>
              <draw:equation draw:name="f1" draw:formula="21600 - 500/logwidth * width"/>
            </draw:enhanced-geometry>
          </draw:custom-shape>
          <draw:custom-shape draw:style-name="gr3" draw:text-style-name="P4" draw:layer="layout" svg:width="0.824cm" svg:height="1.179cm" svg:x="18.676cm" svg:y="23.337cm">
            <text:p text:style-name="P3"><text:span text:style-name="T1">T </text:span></text:p>
            <draw:enhanced-geometry svg:viewBox="0 0 21600 21600" draw:mirror-horizontal="false" draw:mirror-vertical="false" draw:type="non-primitive" draw:enhanced-path="M 0 0 L 21600 0 21600 ?f0 0 ?f0 0 0 Z N">
              <draw:equation draw:name="f0" draw:formula="height - 500/logheight * height"/>
            </draw:enhanced-geometry>
          </draw:custom-shape>
          <draw:custom-shape draw:style-name="gr4" draw:text-style-name="P6" draw:layer="layout" svg:width="4.5cm" svg:height="1.333cm" svg:x="15cm" svg:y="24.516cm">
            <draw:glue-point draw:id="4" svg:x="0cm" svg:y="0.534cm" draw:align="top-left"/>
            <draw:glue-point draw:id="5" svg:x="-0.496cm" svg:y="0.534cm" draw:align="top-right"/>
            <text:p text:style-name="P5"><text:span text:style-name="T1">-</text:span><text:span text:style-name="T1"><text:tab/></text:span><text:span text:style-name="T1">prop1:type1 </text:span></text:p>
            <text:p text:style-name="P5"><text:span text:style-name="T1">-</text:span><text:span text:style-name="T1"><text:tab/></text:span><text:span text:style-name="T1">prop2:type2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  <draw:custom-shape draw:style-name="gr5" draw:text-style-name="P6" draw:layer="layout" svg:width="4.5cm" svg:height="1.151cm" svg:x="15cm" svg:y="25.849cm">
            <draw:glue-point draw:id="4" svg:x="-3cm" svg:y="4.997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5.002cm"/>
            <draw:glue-point draw:id="9" svg:x="0cm" svg:y="-0.636cm" draw:align="bottom-left"/>
            <draw:glue-point draw:id="10" svg:x="-0.496cm" svg:y="-0.636cm" draw:align="bottom-right"/>
            <text:p text:style-name="P5"><text:span text:style-name="T1">+</text:span><text:span text:style-name="T1"><text:tab/></text:span><text:span text:style-name="T1">method1():type </text:span></text:p>
            <text:p text:style-name="P5"><text:span text:style-name="T1">+</text:span><text:span text:style-name="T1"><text:tab/></text:span><text:span text:style-name="T1">method2(p:type)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6" draw:text-style-name="P8" draw:layer="layout" svg:width="4.5cm" svg:height="0.679cm" svg:x="21.5cm" svg:y="8.91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Class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.5cm" svg:height="1.255cm" svg:x="21.5cm" svg:y="9.592cm">
            <text:p text:style-name="P5"><text:span text:style-name="T1">-</text:span><text:span text:style-name="T1"><text:tab/></text:span><text:span text:style-name="T1">prop1:type1</text:span></text:p>
            <text:p text:style-name="P5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4.5cm" svg:height="1.153cm" svg:x="21.5cm" svg:y="10.8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1">+</text:span><text:span text:style-name="T1"><text:tab/></text:span><text:span text:style-name="T1">method1():type</text:span></text:p>
            <text:p text:style-name="P5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9" draw:text-style-name="P8" draw:layer="layout" svg:width="4.25cm" svg:height="1.153cm" svg:x="10cm" svg:y="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7"><text:span text:style-name="T1">«Interface»</text:span></text:p>
            <text:p text:style-name="P7"><text:span text:style-name="T1">Interface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4.25cm" svg:height="1.153cm" svg:x="10cm" svg:y="16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5"><text:span text:style-name="T1">method1():type</text:span></text:p>
            <text:p text:style-name="P5"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1" draw:text-style-name="P8" draw:layer="layout" svg:width="3.487cm" svg:height="1.153cm" svg:x="11.263cm" svg:y="6.472cm">
            <text:p text:style-name="P7"><text:span text:style-name="T1">«enumeration»</text:span></text:p>
            <text:p text:style-name="P7"><text:span text:style-name="T1">Enum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3.487cm" svg:height="1.153cm" svg:x="11.263cm" svg:y="7.625cm">
            <text:p text:style-name="P5"><text:span text:style-name="T1">literal1</text:span></text:p>
            <text:p text:style-name="P5"><text:span text:style-name="T1">literal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3" draw:text-style-name="P9" draw:layer="layout" svg:width="1.075cm" svg:height="1.075cm" svg:x="7.198cm" svg:y="5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1" draw:layer="layout" svg:width="2.97cm" svg:height="0.725cm" svg:x="6.25cm" svg:y="6.275cm">
            <draw:text-box>
              <text:p text:style-name="P10"><text:span text:style-name="T1">Interface</text:span></text:p>
            </draw:text-box>
          </draw:frame>
        </draw:g>
        <draw:frame draw:style-name="gr15" draw:text-style-name="P13" draw:layer="layout" svg:width="1.905cm" svg:height="0.962cm" svg:x="14.779cm" svg:y="12.147cm">
          <draw:text-box>
            <text:p text:style-name="P12"><text:span text:style-name="T1">1..*</text:span></text:p>
          </draw:text-box>
        </draw:frame>
        <draw:connector draw:style-name="gr16" draw:text-style-name="P14" draw:layer="layout" svg:x1="10.594cm" svg:y1="25.192cm" svg:x2="13.173cm" svg:y2="26.427cm" svg:d="M10594 25192h1290v1235h1289" svg:viewBox="0 0 2580 1236">
          <text:p/>
        </draw:connector>
        <draw:connector draw:style-name="gr17" draw:text-style-name="P14" draw:layer="layout" svg:x1="16.703cm" svg:y1="20.309cm" svg:x2="19.282cm" svg:y2="21.544cm" svg:d="M16703 20309h1290v1235h1289" svg:viewBox="0 0 2580 1236">
          <text:p/>
        </draw:connector>
        <draw:connector draw:style-name="gr18" draw:text-style-name="P14" draw:layer="layout" svg:x1="10.57cm" svg:y1="20.55cm" svg:x2="13.149cm" svg:y2="21.785cm" svg:d="M10570 20550h1290v1235h1289" svg:viewBox="0 0 2580 1236">
          <text:p/>
        </draw:connector>
        <draw:connector draw:style-name="gr19" draw:text-style-name="P14" draw:layer="layout" svg:x1="5.517cm" svg:y1="20.375cm" svg:x2="8.049cm" svg:y2="21.669cm" svg:d="M5517 20375h1266v1294h1266" svg:viewBox="0 0 2533 1295">
          <text:p/>
        </draw:connector>
        <draw:connector draw:style-name="gr20" draw:text-style-name="P14" draw:layer="layout" svg:x1="1.965cm" svg:y1="16.715cm" svg:x2="4.532cm" svg:y2="18.017cm" svg:d="M1965 16715h1284v1302h1283" svg:viewBox="0 0 2568 1303">
          <text:p/>
        </draw:connector>
        <draw:connector draw:style-name="gr21" draw:text-style-name="P14" draw:layer="layout" svg:x1="17.511cm" svg:y1="13.191cm" svg:x2="20.061cm" svg:y2="14.471cm" svg:d="M17511 13191h1275v1280h1275" svg:viewBox="0 0 2551 1281">
          <text:p/>
        </draw:connector>
        <draw:connector draw:style-name="gr22" draw:text-style-name="P14" draw:layer="layout" svg:x1="1.384cm" svg:y1="11.702cm" svg:x2="3.909cm" svg:y2="12.977cm" svg:d="M1384 11702h1263v1275h1262" svg:viewBox="0 0 2526 1276">
          <text:p/>
        </draw:connector>
        <draw:connector draw:style-name="gr23" draw:text-style-name="P14" draw:layer="layout" svg:x1="16.606cm" svg:y1="1.547cm" svg:x2="19.139cm" svg:y2="2.832cm" svg:d="M16606 1547h1267v1285h1266" svg:viewBox="0 0 2534 1286">
          <text:p/>
        </draw:connector>
        <draw:connector draw:style-name="gr24" draw:text-style-name="P14" draw:layer="layout" svg:x1="11.988cm" svg:y1="1.378cm" svg:x2="14.521cm" svg:y2="2.663cm" svg:d="M11988 1378h1267v1285h1266" svg:viewBox="0 0 2534 1286">
          <text:p/>
        </draw:connector>
        <draw:connector draw:style-name="gr25" draw:text-style-name="P14" draw:layer="layout" svg:x1="6.624cm" svg:y1="0.561cm" svg:x2="9.157cm" svg:y2="1.846cm" svg:d="M6624 561h1267v1285h1266" svg:viewBox="0 0 2534 1286">
          <text:p/>
        </draw:connector>
        <draw:connector draw:style-name="gr26" draw:text-style-name="P14" draw:layer="layout" svg:x1="1.813cm" svg:y1="1.154cm" svg:x2="4.345cm" svg:y2="2.455cm" svg:d="M1813 1154h1266v1301h1266" svg:viewBox="0 0 2533 1302">
          <text:p/>
        </draw:connector>
        <draw:connector draw:style-name="gr27" draw:text-style-name="P14" draw:layer="layout" svg:x1="18.027cm" svg:y1="4.384cm" svg:x2="20.555cm" svg:y2="6.056cm" svg:d="M18027 4384h1264v1672h1264" svg:viewBox="0 0 2529 1673">
          <text:p/>
        </draw:connector>
        <draw:connector draw:style-name="gr28" draw:text-style-name="P14" draw:layer="layout" svg:x1="6.25cm" svg:y1="17.25cm" svg:x2="8.782cm" svg:y2="18.544cm" svg:d="M6250 17250h1266v1294h1266" svg:viewBox="0 0 2533 1295">
          <text:p/>
        </draw:connector>
        <draw:custom-shape draw:style-name="gr29" draw:text-style-name="P16" draw:layer="layout" svg:width="3cm" svg:height="1.5cm" svg:x="11cm" svg:y="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<text:span text:style-name="T2">Cla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Arrowheads_20_5" draw:display-name="Arrowheads 5" svg:viewBox="0 0 786 1228" svg:d="M151 1228l-76-25-75-25 318-952 76-226 75 226 317 952-76 25-75 25-162-486v462h-80-79v-464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ot_20_navigable" draw:display-name="Not navigable" svg:viewBox="0 0 706 1270" svg:d="M0 352l35-35 36-35 232 232v-514h50 50v513l232-231 35 35 36 35-282 283 282 282-36 35-35 35-232-231v514h-50-50v-515l-232 232-36-35-35-35 282-282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F. Velez</meta:initial-creator>
    <meta:creation-date>2023-11-02T16:14:13.474256857</meta:creation-date>
    <dc:date>2023-11-05T12:01:38.905576991</dc:date>
    <dc:creator>Jose F. Velez</dc:creator>
    <meta:editing-duration>PT4H56M35S</meta:editing-duration>
    <meta:editing-cycles>5</meta:editing-cycles>
    <meta:generator>LibreOffice/7.6.2.1$Linux_X86_64 LibreOffice_project/60$Build-1</meta:generator>
    <meta:document-statistic meta:object-count="33"/>
  </office:meta>
</office:document-meta>
</file>